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5" table:default-cell-style-name="ce1"/>
        <table:table-column table:style-name="co1" table:default-cell-style-name="ce1"/>
        <table:table-column table:style-name="co4" table:number-columns-repeated="1002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PA Bool Merge K = 5</text:p>
          </table:table-cell>
          <table:covered-table-cell/>
          <table:table-cell office:value-type="string" calcext:value-type="string" table:number-columns-spanned="2" table:number-rows-spanned="1">
            <text:p>PA Bool Merge K = 1</text:p>
          </table:table-cell>
          <table:covered-table-cell/>
          <table:table-cell table:style-name="ce4" office:value-type="string" calcext:value-type="string" table:number-columns-spanned="2" table:number-rows-spanned="1">
            <text:p>IMPACT-Queue</text:p>
          </table:table-cell>
          <table:covered-table-cell/>
          <table:table-cell table:style-name="ce4" office:value-type="string" calcext:value-type="string" table:number-columns-spanned="2" table:number-rows-spanned="1">
            <text:p>IMPACT-Stack</text:p>
          </table:table-cell>
          <table:covered-table-cell/>
          <table:table-cell table:style-name="ce4" office:value-type="string" calcext:value-type="string" table:number-columns-spanned="2" table:number-rows-spanned="1">
            <text:p>New IMPACT-Queue K = 5</text:p>
          </table:table-cell>
          <table:covered-table-cell/>
          <table:table-cell table:style-name="ce4" office:value-type="string" calcext:value-type="string" table:number-columns-spanned="2" table:number-rows-spanned="1">
            <text:p>New IMPACT-Stack K = 5</text:p>
          </table:table-cell>
          <table:covered-table-cell/>
          <table:table-cell table:style-name="ce4" office:value-type="string" calcext:value-type="string" table:number-columns-spanned="2" table:number-rows-spanned="1">
            <text:p>New IMPACT-Queue K = 1</text:p>
          </table:table-cell>
          <table:covered-table-cell/>
          <table:table-cell table:style-name="ce4" office:value-type="string" calcext:value-type="string" table:number-columns-spanned="2" table:number-rows-spanned="1">
            <text:p>New IMPACT-Stack K = 1</text:p>
          </table:table-cell>
          <table:covered-table-cell/>
          <table:table-cell table:style-name="ce4" office:value-type="string" calcext:value-type="string" table:number-columns-spanned="2" table:number-rows-spanned="1">
            <text:p>No-R IMPACT-Queue K = 1</text:p>
          </table:table-cell>
          <table:covered-table-cell/>
          <table:table-cell table:style-name="ce4" office:value-type="string" calcext:value-type="string" table:number-columns-spanned="2" table:number-rows-spanned="1">
            <text:p>No-R IMPACT-Stack K = 1</text:p>
          </table:table-cell>
          <table:covered-table-cell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imple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641" calcext:value-type="float">
            <text:p>0.64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74" calcext:value-type="float">
            <text:p>0.074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61" calcext:value-type="float">
            <text:p>0.061</text:p>
          </table:table-cell>
          <table:table-cell office:value-type="string" calcext:value-type="string">
            <text:p>simple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mple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76" calcext:value-type="float">
            <text:p>0.67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67" calcext:value-type="float">
            <text:p>0.66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7" calcext:value-type="float">
            <text:p>0.20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9" calcext:value-type="float">
            <text:p>0.20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7" calcext:value-type="float">
            <text:p>0.20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13" calcext:value-type="float">
            <text:p>0.21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11" calcext:value-type="float">
            <text:p>0.21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5" calcext:value-type="float">
            <text:p>0.205</text:p>
          </table:table-cell>
          <table:table-cell office:value-type="string" calcext:value-type="string">
            <text:p>simple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mple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825" calcext:value-type="float">
            <text:p>0.8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4" calcext:value-type="float">
            <text:p>0.22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33" calcext:value-type="float">
            <text:p>0.23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9" calcext:value-type="float">
            <text:p>0.22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1" calcext:value-type="float">
            <text:p>0.151</text:p>
          </table:table-cell>
          <table:table-cell office:value-type="string" calcext:value-type="string">
            <text:p>simple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shif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451" calcext:value-type="float">
            <text:p>4.45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138" calcext:value-type="float">
            <text:p>2.13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06" calcext:value-type="float">
            <text:p>0.70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05" calcext:value-type="float">
            <text:p>0.7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77" calcext:value-type="float">
            <text:p>0.67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9" calcext:value-type="float">
            <text:p>0.209</text:p>
          </table:table-cell>
          <table:table-cell office:value-type="string" calcext:value-type="string">
            <text:p>array_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simple</text:p>
          </table:table-cell>
          <table:table-cell table:number-columns-repeated="4"/>
          <table:table-cell table:style-name="ce5" table:number-columns-repeated="4"/>
          <table:table-cell table:style-name="ce2" office:value-type="string" calcext:value-type="string">
            <text:p>YES</text:p>
          </table:table-cell>
          <table:table-cell table:style-name="ce2" office:value-type="float" office:value="33.156" calcext:value-type="float">
            <text:p>33.15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3.832" calcext:value-type="float">
            <text:p>33.83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7.297" calcext:value-type="float">
            <text:p>47.29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7.543" calcext:value-type="float">
            <text:p>47.54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968" calcext:value-type="float">
            <text:p>16.96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435" calcext:value-type="float">
            <text:p>16.435</text:p>
          </table:table-cell>
          <table:table-cell office:value-type="string" calcext:value-type="string">
            <text:p>array_simp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rotation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827" calcext:value-type="float">
            <text:p>6.82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51" calcext:value-type="float">
            <text:p>1.75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26" calcext:value-type="float">
            <text:p>1.72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18" calcext:value-type="float">
            <text:p>1.71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41" calcext:value-type="float">
            <text:p>1.74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46" calcext:value-type="float">
            <text:p>1.74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55" calcext:value-type="float">
            <text:p>0.85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65" calcext:value-type="float">
            <text:p>0.865</text:p>
          </table:table-cell>
          <table:table-cell office:value-type="string" calcext:value-type="string">
            <text:p>array_rotation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rotation2</text:p>
          </table:table-cell>
          <table:table-cell table:number-columns-repeated="4"/>
          <table:table-cell table:style-name="ce5" table:number-columns-repeated="4"/>
          <table:table-cell table:number-columns-repeated="12"/>
          <table:table-cell office:value-type="string" calcext:value-type="string">
            <text:p>array_rotation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p_erro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8.771" calcext:value-type="float">
            <text:p>38.77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292" calcext:value-type="float">
            <text:p>8.29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968" calcext:value-type="float">
            <text:p>5.96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.252" calcext:value-type="float">
            <text:p>2.2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352" calcext:value-type="float">
            <text:p>5.3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.137" calcext:value-type="float">
            <text:p>2.137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145" calcext:value-type="float">
            <text:p>4.14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.739" calcext:value-type="float">
            <text:p>1.73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.59" calcext:value-type="float">
            <text:p>3.5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.41" calcext:value-type="float">
            <text:p>1.41</text:p>
          </table:table-cell>
          <table:table-cell office:value-type="string" calcext:value-type="string">
            <text:p>abp_err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0.982" calcext:value-type="float">
            <text:p>30.98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989" calcext:value-type="float">
            <text:p>16.98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965" calcext:value-type="float">
            <text:p>1.96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898" calcext:value-type="float">
            <text:p>2.89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947" calcext:value-type="float">
            <text:p>1.94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787" calcext:value-type="float">
            <text:p>2.78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579" calcext:value-type="float">
            <text:p>1.57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364" calcext:value-type="float">
            <text:p>2.36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.738" calcext:value-type="float">
            <text:p>2.7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.642" calcext:value-type="float">
            <text:p>3.642</text:p>
          </table:table-cell>
          <table:table-cell office:value-type="string" calcext:value-type="string">
            <text:p>tra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w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97" calcext:value-type="float">
            <text:p>2.09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566" calcext:value-type="float">
            <text:p>1.56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62" calcext:value-type="float">
            <text:p>0.46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81" calcext:value-type="float">
            <text:p>0.68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73" calcext:value-type="float">
            <text:p>0.47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68" calcext:value-type="float">
            <text:p>0.66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62" calcext:value-type="float">
            <text:p>0.46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12" calcext:value-type="float">
            <text:p>0.41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98" calcext:value-type="float">
            <text:p>0.298</text:p>
          </table:table-cell>
          <table:table-cell office:value-type="string" calcext:value-type="string">
            <text:p>hw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w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float" office:value="22.914" calcext:value-type="float">
            <text:p>22.91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675" calcext:value-type="float">
            <text:p>1.67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142" calcext:value-type="float">
            <text:p>2.14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63" calcext:value-type="float">
            <text:p>2.06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23" calcext:value-type="float">
            <text:p>2.02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325" calcext:value-type="float">
            <text:p>1.3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468" calcext:value-type="float">
            <text:p>1.46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993" calcext:value-type="float">
            <text:p>0.993</text:p>
          </table:table-cell>
          <table:table-cell office:value-type="string" calcext:value-type="string">
            <text:p>hw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office:value-type="string" calcext:value-type="string" table:number-columns-spanned="2" table:number-rows-spanned="1">
            <text:p>Class PA</text:p>
          </table:table-cell>
          <table:covered-table-cell/>
          <table:table-cell table:style-name="Default" table:number-columns-repeated="2"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style-name="Default"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table:style-name="Default" table:number-columns-repeated="2"/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table:style-name="Default" table:number-columns-repeated="2"/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table:number-columns-repeated="10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mple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61" calcext:value-type="float">
            <text:p>0.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shif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simp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968" calcext:value-type="float">
            <text:p>16.96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435" calcext:value-type="float">
            <text:p>16.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rotation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55" calcext:value-type="float">
            <text:p>0.85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65" calcext:value-type="float">
            <text:p>0.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rotati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p_err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3.59" calcext:value-type="float">
            <text:p>3.5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i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.738" calcext:value-type="float">
            <text:p>2.7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.642" calcext:value-type="float">
            <text:p>3.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993" calcext:value-type="float">
            <text:p>0.993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7:44:09.284889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15T18:07:23.260140966</dc:date>
    <meta:editing-duration>PT10H7M13S</meta:editing-duration>
    <meta:editing-cycles>137</meta:editing-cycles>
    <meta:document-statistic meta:table-count="1" meta:cell-count="354" meta:object-count="0"/>
  </office:meta>
</office:document-meta>
</file>